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4ac" officeooo:paragraph-rsid="000d1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es otra prueba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8:12:45.962840839</meta:creation-date>
    <dc:date>2023-08-20T18:13:16.158696024</dc:date>
    <meta:editing-duration>PT30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6"/>
    <meta:generator>LibreOffice/7.3.7.2$Linux_X86_64 LibreOffice_project/30$Build-2</meta:generator>
  </office:meta>
</office:document-meta>
</file>